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9.163cm" svg:y="1.036cm">
            <draw:object draw:notify-on-update-of-ranges="Sheet1.C7:Sheet1.C7 Sheet1.C8:Sheet1.C13 Sheet1.D7:Sheet1.D7 Sheet1.D8:Sheet1.D13 Sheet1.C7:Sheet1.C7 Sheet1.C8:Sheet1.C13 Sheet1.E7:Sheet1.E7 Sheet1.E8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Augmentation Optimisation (specCnn Mode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ined the model from scratch using the same set of test/train data, but with different augmentation setting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 1 – Using random undersampling and noise augmentation (no phase augmentation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Run No</text:p>
          </table:table-cell>
          <table:table-cell table:style-name="ce1" office:value-type="string" calcext:value-type="string">
            <text:p>Noise Augmentation Factor</text:p>
          </table:table-cell>
          <table:table-cell table:style-name="ce1" office:value-type="string" calcext:value-type="string">
            <text:p>Noise Augmentation Value</text:p>
          </table:table-cell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TN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riginal version before reducing learning rate to make it train better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l runs from her on have lower learning rate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hase 2 – Using random oversampling (no phase augmentation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Run No</text:p>
          </table:table-cell>
          <table:table-cell table:style-name="ce1" office:value-type="string" calcext:value-type="string">
            <text:p>Noise Augmentation Factor</text:p>
          </table:table-cell>
          <table:table-cell table:style-name="ce1" office:value-type="string" calcext:value-type="string">
            <text:p>Noise Augmentation Value</text:p>
          </table:table-cell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TNR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>
            <draw:frame draw:z-index="1" draw:style-name="gr1" draw:text-style-name="P1" svg:width="15.997cm" svg:height="9.004cm" svg:x="1.13cm" svg:y="0.356cm">
              <draw:object draw:notify-on-update-of-ranges="Sheet1.C22:Sheet1.C22 Sheet1.C23:Sheet1.C32 Sheet1.D22:Sheet1.D22 Sheet1.D23:Sheet1.D32 Sheet1.C22:Sheet1.C22 Sheet1.C23:Sheet1.C32 Sheet1.E22:Sheet1.E22 Sheet1.E23:Sheet1.E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 might have forgotten to reset the model?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y is this so different to adjacent ones?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peat of run 19 for compariso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alidation loss was very good (&lt;0.1) so surprised training results were not better than this.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hase 3 – Initialised Random Number Generat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Run No</text:p>
          </table:table-cell>
          <table:table-cell table:style-name="ce1" office:value-type="string" calcext:value-type="string">
            <text:p>Noise Augmentation Factor</text:p>
          </table:table-cell>
          <table:table-cell table:style-name="ce1" office:value-type="string" calcext:value-type="string">
            <text:p>Noise Augmentation Value</text:p>
          </table:table-cell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TNR</text:p>
          </table:table-cell>
          <table:table-cell table:style-name="ce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peat of 19, 20, 21 with fixed random seed.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9:16:40.471989509</meta:creation-date>
    <dc:date>2025-02-06T07:23:19.593809485</dc:date>
    <meta:editing-duration>PT11H37M44S</meta:editing-duration>
    <meta:editing-cycles>4</meta:editing-cycles>
    <meta:generator>LibreOffice/24.2.7.2$Linux_X86_64 LibreOffice_project/420$Build-2</meta:generator>
    <meta:document-statistic meta:table-count="1" meta:cell-count="13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28cm" svg:y="0.316cm" chart:style-name="ch2">
          <text:p>Variation of Test Results with Noise Augmentation Value</text:p>
        </chart:title>
        <chart:subtitle svg:x="3.06cm" svg:y="1.275cm" chart:style-name="ch3">
          <text:p>Random Undersampling, NoiseAugmentationFactor=20</text:p>
        </chart:subtitle>
        <chart:legend chart:legend-position="bottom" svg:x="6.766cm" svg:y="8.406cm" style:legend-expansion="wide" chart:style-name="ch4"/>
        <chart:plot-area chart:style-name="ch5" table:cell-range-address="Sheet1.C7:Sheet1.E13" chart:data-source-has-labels="row" svg:x="1.33cm" svg:y="2.138cm" svg:width="14.349cm" svg:height="4.923cm">
          <chart:coordinate-region svg:x="2.137cm" svg:y="2.338cm" svg:width="13.262cm" svg:height="4.076cm"/>
          <chart:axis chart:dimension="x" chart:name="primary-x" chart:style-name="ch6">
            <chart:title svg:x="6.013cm" svg:y="7.241cm" chart:style-name="ch7">
              <text:p>Noise Augmentation Value (milli-g)</text:p>
            </chart:title>
            <chart:grid chart:style-name="ch8" chart:class="major"/>
          </chart:axis>
          <chart:axis chart:dimension="y" chart:name="primary-y" chart:style-name="ch9">
            <chart:title svg:x="0.451cm" svg:y="5.622cm" chart:style-name="ch10">
              <text:p>TPR/TNR (%)</text:p>
            </chart:title>
            <chart:grid chart:style-name="ch8" chart:class="major"/>
          </chart:axis>
          <chart:series chart:style-name="ch11" chart:values-cell-range-address="Sheet1.D8:Sheet1.D13" chart:label-cell-address="Sheet1.D7:Sheet1.D7" chart:class="chart:scatter">
            <chart:domain table:cell-range-address="Sheet1.C8:Sheet1.C13"/>
            <chart:data-point chart:repeated="6"/>
          </chart:series>
          <chart:series chart:style-name="ch12" chart:values-cell-range-address="Sheet1.E8:Sheet1.E13" chart:label-cell-address="Sheet1.E7:Sheet1.E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PR</text:p>
                <draw:g>
                  <svg:desc>Sheet1.D7:Sheet1.D7</svg:desc>
                </draw:g>
              </table:table-cell>
              <table:table-cell office:value-type="string">
                <text:p>TNR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C8:Sheet1.C13</svg:desc>
                </draw:g>
              </table:table-cell>
              <table:table-cell office:value-type="float" office:value="49">
                <text:p>49</text:p>
                <draw:g>
                  <svg:desc>Sheet1.D8:Sheet1.D13</svg:desc>
                </draw:g>
              </table:table-cell>
              <table:table-cell office:value-type="float" office:value="96">
                <text:p>96</text:p>
                <draw:g>
                  <svg:desc>Sheet1.E8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28cm" svg:y="0.316cm" chart:style-name="ch2">
          <text:p>Variation of Test Results with Noise Augmentation Value</text:p>
        </chart:title>
        <chart:subtitle svg:x="3.166cm" svg:y="1.275cm" chart:style-name="ch3">
          <text:p>Random Oversampling, NoiseAugmentationFactor=20</text:p>
        </chart:subtitle>
        <chart:legend chart:legend-position="bottom" svg:x="6.766cm" svg:y="8.406cm" style:legend-expansion="wide" chart:style-name="ch4"/>
        <chart:plot-area chart:style-name="ch5" table:cell-range-address="Sheet1.C22:Sheet1.E32" chart:data-source-has-labels="row" svg:x="1.33cm" svg:y="2.138cm" svg:width="14.349cm" svg:height="4.923cm">
          <chart:coordinate-region svg:x="2.137cm" svg:y="2.338cm" svg:width="13.263cm" svg:height="4.076cm"/>
          <chart:axis chart:dimension="x" chart:name="primary-x" chart:style-name="ch6">
            <chart:title svg:x="6.013cm" svg:y="7.241cm" chart:style-name="ch7">
              <text:p>Noise Augmentation Value (milli-g)</text:p>
            </chart:title>
            <chart:grid chart:style-name="ch8" chart:class="major"/>
          </chart:axis>
          <chart:axis chart:dimension="y" chart:name="primary-y" chart:style-name="ch9">
            <chart:title svg:x="0.451cm" svg:y="5.622cm" chart:style-name="ch10">
              <text:p>TPR/TNR (%)</text:p>
            </chart:title>
            <chart:grid chart:style-name="ch8" chart:class="major"/>
          </chart:axis>
          <chart:series chart:style-name="ch11" chart:values-cell-range-address="Sheet1.D23:Sheet1.D32" chart:label-cell-address="Sheet1.D22:Sheet1.D22" chart:class="chart:scatter">
            <chart:domain table:cell-range-address="Sheet1.C23:Sheet1.C32"/>
            <chart:data-point chart:repeated="10"/>
          </chart:series>
          <chart:series chart:style-name="ch12" chart:values-cell-range-address="Sheet1.E23:Sheet1.E32" chart:label-cell-address="Sheet1.E22:Sheet1.E2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PR</text:p>
                <draw:g>
                  <svg:desc>Sheet1.D22:Sheet1.D22</svg:desc>
                </draw:g>
              </table:table-cell>
              <table:table-cell office:value-type="string">
                <text:p>TNR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3:Sheet1.C32</svg:desc>
                </draw:g>
              </table:table-cell>
              <table:table-cell office:value-type="float" office:value="75">
                <text:p>75</text:p>
                <draw:g>
                  <svg:desc>Sheet1.D23:Sheet1.D32</svg:desc>
                </draw:g>
              </table:table-cell>
              <table:table-cell office:value-type="float" office:value="83">
                <text:p>83</text:p>
                <draw:g>
                  <svg:desc>Sheet1.E23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